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25-11-19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25-09-04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25-05-20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25-02-21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24-11-12 2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5984" calcext:value-type="float">
            <text:p>20.4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24-08-07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24-05-13 2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24-02-28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23-11-21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23-09-01 0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23-06-27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23-03-08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22-11-16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22-08-09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22-06-06 2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22-03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21-12-09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21-09-29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21-06-21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21-02-09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20-12-09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20-08-18 2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20-06-18 2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20-03-10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19-11-12 2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19-07-18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19-04-10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18-09-19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18-06-05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18-03-19 2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17-12-19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17-09-20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17-05-15 2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17-03-15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16-12-13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16-08-04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16-05-20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16-02-09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15-10-07 2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15-08-07 2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15-04-17 2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15-02-17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14-11-18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14-04-17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14-02-20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13-10-15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13-07-11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13-04-17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13-02-04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12-10-08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12-07-05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12-04-13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12-01-09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11-10-31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11-07-08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11-05-05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11-02-11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10-08-31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10-02-23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09-10-14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09-07-29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09-05-11 2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09-02-09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08-10-31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08-08-01 2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08-04-25 2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08-01-03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07-10-01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07-05-03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07-01-31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06-10-20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06-08-01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06-02-09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05-11-10 2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05-07-11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05-03-31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04-11-16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04-07-29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04-04-29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04-0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03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03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03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03-0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02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02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02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01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01-11-20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01-09-10 2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01-08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01-07-16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01-05-02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01-03-06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01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01-01-08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00-1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00-11-06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00-09-0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00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00-06-28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00-06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00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00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00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00-03-15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2000-0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1999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1999-06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1999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1999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1998-1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1998-09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1998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1998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1997-1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1997-09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1997-06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1997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1996-1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1996-09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1996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1996-03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1995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1995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1995-03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1994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1994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00138</text:p>
          </table:table-cell>
          <table:table-cell office:value-type="string" calcext:value-type="string">
            <text:p>23S/10E-36DDC</text:p>
          </table:table-cell>
          <table:table-cell office:value-type="string" calcext:value-type="string">
            <text:p>1994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16" meta:object-count="0"/>
    <meta:user-defined meta:name="AppVersion">3.0</meta:user-defined>
  </office:meta>
</office:document-meta>
</file>